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55600000300C2048CEE1182EE9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transition-type="automatic" presentation:transition-speed="fast" presentation:duration="PT3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draw:auto-grow-height="true" fo:min-height="2.6cm"/>
    </style:style>
    <style:style style:name="pr2" style:family="presentation" style:parent-style-name="DNA-subtitle">
      <style:graphic-properties draw:fill-color="#ffffff" fo:min-height="9.133cm"/>
    </style:style>
    <style:style style:name="pr3" style:family="presentation" style:parent-style-name="DNA-notes">
      <style:graphic-properties draw:fill-color="#ffffff" draw:auto-grow-height="true" fo:min-height="14cm"/>
    </style:style>
    <style:style style:name="pr4" style:family="presentation" style:parent-style-name="DNA-title">
      <style:graphic-properties fo:min-height="2.6cm"/>
    </style:style>
    <style:style style:name="pr5" style:family="presentation" style:parent-style-name="DNA-outline1">
      <style:graphic-properties fo:min-height="8.884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text-align="center"/>
    </style:style>
    <style:style style:name="T1"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493cm" svg:height="2.6cm" svg:x="4.498cm" svg:y="0.599cm" presentation:class="title">
          <draw:text-box>
            <text:p>Huisartsenpraktijk Rubensstraat</text:p>
          </draw:text-box>
        </draw:frame>
        <draw:frame presentation:style-name="pr2" draw:text-style-name="P1" draw:layer="layout" svg:width="22.493cm" svg:height="9.133cm" svg:x="4.498cm" svg:y="3.799cm" presentation:class="subtitle" presentation:user-transformed="true">
          <draw:text-box>
            <text:p><text:span text:style-name="T1">Welkom</text:span></text:p>
          </draw:text-box>
        </draw:frame>
        <draw:frame draw:style-name="gr1" draw:text-style-name="P2" draw:layer="layout" svg:width="5.466cm" svg:height="7.847cm" svg:x="22.992cm" svg:y="7.998cm">
          <draw:image xlink:href="../../../../Applications/LibreOffice.app/Contents/Resources/gallery/people/Surgeon1.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4" draw:layer="layout" svg:width="22.493cm" svg:height="2.6cm" svg:x="4.498cm" svg:y="0.599cm" presentation:class="title" presentation:user-transformed="true">
          <draw:text-box>
            <text:p>Hooikoorts in december</text:p>
          </draw:text-box>
        </draw:frame>
        <draw:frame presentation:style-name="pr5" draw:layer="layout" svg:width="22.493cm" svg:height="9.133cm" svg:x="4.498cm" svg:y="3.799cm" presentation:class="outline">
          <draw:text-box>
            <text:list text:style-name="L2">
              <text:list-item>
                <text:p>Door het zachte weer staan sommige bomen, zoals de els en hazelaar, weer in de bloei. Er komen pollen in de lucht. Mensen met een boompollenallergie kunnen last krijgen van hooikoortsklachten.</text:p>
              </text:list-item>
              <text:list-item>
                <text:p/>
              </text:list-item>
              <text:list-item>
                <text:p>Hooikoorts geeft hinderlijke klachten, zoals veel niezen en jeukende ogen.</text:p>
              </text:list-item>
            </text:list>
          </draw:text-box>
        </draw:frame>
        <draw:frame draw:style-name="gr1" draw:text-style-name="P2" draw:layer="layout" svg:width="4.798cm" svg:height="5.061cm" svg:x="22.592cm" svg:y="10.136cm">
          <draw:image xlink:href="../../../../Applications/LibreOffice.app/Contents/Resources/gallery/environment/Leaf1.png" xlink:type="simple" xlink:show="embed" xlink:actuate="onLoad">
            <text:p/>
          </draw:image>
        </draw:frame>
        <presentation:notes draw:style-name="dp2">
          <draw:page-thumbnail draw:style-name="gr2"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493cm" svg:height="2.6cm" svg:x="4.498cm" svg:y="0.599cm" presentation:class="title">
          <draw:text-box>
            <text:p>E-sigaret niet aanbevolen bij stoppen met roken</text:p>
          </draw:text-box>
        </draw:frame>
        <draw:frame presentation:style-name="pr5" draw:layer="layout" svg:width="22.493cm" svg:height="9.133cm" svg:x="4.498cm" svg:y="3.799cm" presentation:class="outline">
          <draw:text-box>
            <text:list text:style-name="L2">
              <text:list-item>
                <text:p>De e-sigaret helpt niet bij de behandeling van een tabaksverslaving. Dit blijkt uit de nieuwe Richtlijn over behandeling van tabaksverslaving van het Trimbos-instituut en het Nederlands Huisartsen Genootschap. </text:p>
              </text:list-item>
              <text:list-item>
                <text:p>De e-sigaret kan wel nuttig kan zijn voor mensen die op eigen houtje willen stoppen. </text:p>
              </text:list-item>
              <text:list-item>
                <text:p>Wilt u stoppen met roken? Bespreek het met uw huisarts.</text:p>
              </text:list-item>
            </text:list>
          </draw:text-box>
        </draw:frame>
        <draw:frame draw:style-name="gr1" draw:text-style-name="P2" draw:layer="layout" svg:width="5.992cm" svg:height="7.366cm" svg:x="22.6cm" svg:y="8.4cm">
          <draw:image xlink:href="../../../../Applications/LibreOffice.app/Contents/Resources/gallery/people/Doctor-Male2.png" xlink:type="simple" xlink:show="embed" xlink:actuate="onLoad">
            <text:p/>
          </draw:image>
        </draw:frame>
        <presentation:notes draw:style-name="dp2">
          <draw:page-thumbnail draw:style-name="gr2"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4" draw:layer="layout" svg:width="22.493cm" svg:height="2.6cm" svg:x="4.498cm" svg:y="0.599cm" presentation:class="title" presentation:user-transformed="true">
          <draw:text-box>
            <text:p>Milde griepepidemie</text:p>
          </draw:text-box>
        </draw:frame>
        <draw:frame presentation:style-name="pr5" draw:layer="layout" svg:width="22.493cm" svg:height="9.133cm" svg:x="4.498cm" svg:y="3.799cm" presentation:class="outline">
          <draw:text-box>
            <text:list text:style-name="L2">
              <text:list-item>
                <text:p>Er heerst een milde griepepidemie in Nederland. Afgelopen week kwamen 61 op de 100.000 mensen met griepachtige klachten bij de huisarts. De week ervoor was dat 58.</text:p>
              </text:list-item>
              <text:list-item>
                <text:p>Er is sprake van een epidemie als er 2 weken achter elkaar meer dan 51 op de 100.000 mensen met griepklachten bij de huisarts komen. </text:p>
              </text:list-item>
            </text:list>
          </draw:text-box>
        </draw:frame>
        <draw:frame draw:style-name="gr1" draw:text-style-name="P2" draw:layer="layout" svg:width="4.798cm" svg:height="5.061cm" svg:x="22.592cm" svg:y="10.136cm">
          <draw:image xlink:href="../../../../Applications/LibreOffice.app/Contents/Resources/gallery/environment/Leaf1.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493cm" svg:height="2.6cm" svg:x="4.498cm" svg:y="0.599cm" presentation:class="title">
          <draw:text-box>
            <text:p>Thuisarts.nl</text:p>
          </draw:text-box>
        </draw:frame>
        <draw:frame presentation:style-name="pr5" draw:layer="layout" svg:width="22.493cm" svg:height="9.133cm" svg:x="4.498cm" svg:y="3.799cm" presentation:class="outline" presentation:user-transformed="true">
          <draw:text-box>
            <text:list text:style-name="L2">
              <text:list-item>
                <text:p>Op 1 december werd Thuisarts.nl uitgeroepen tot populairste gezondheidswebsite van het jaar 2016. Het </text:p>
              </text:list-item>
              <text:list-item>
                <text:p>Thuisartsteam is trots en blij met de erkenning voor Thuisarts.nl als onafhankelijke publiekswebsite met betrouwbare informatie over ziekte en gezondheid!</text:p>
              </text:list-item>
            </text:list>
          </draw:text-box>
        </draw:frame>
        <draw:frame draw:style-name="gr1" draw:text-style-name="P2" draw:layer="layout" svg:width="5.992cm" svg:height="7.366cm" svg:x="22.6cm" svg:y="8.4cm">
          <draw:image xlink:href="../../../../Applications/LibreOffice.app/Contents/Resources/gallery/people/Doctor-Male2.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4" draw:layer="layout" svg:width="22.493cm" svg:height="2.6cm" svg:x="4.498cm" svg:y="0.599cm" presentation:class="title" presentation:user-transformed="true">
          <draw:text-box>
            <text:p>Meer soa's in Nederland</text:p>
          </draw:text-box>
        </draw:frame>
        <draw:frame presentation:style-name="pr5" draw:layer="layout" svg:width="22.493cm" svg:height="9.133cm" svg:x="4.498cm" svg:y="3.799cm" presentation:class="outline" presentation:user-transformed="true">
          <draw:text-box>
            <text:list text:style-name="L2">
              <text:list-item>
                <text:p>Het aantal mensen bij wie een seksueel overdraagbare aandoening (soa) is gevonden, is in de eerste helft van dit jaar gestegen.</text:p>
              </text:list-item>
              <text:list-item>
                <text:p>De toename geldt voor alle soorten soa's, met uitzondering van hiv. Dit blijkt uit de "Thermometer seksuele gezondheid 2016" van het RIVM onder de ruim 66.000 mensen die zich hebben laten testen bij een Centrum voor Seksuele Gezondheid (CSG).</text:p>
              </text:list-item>
              <text:list-item>
                <text:p>Het percentage mensen bij wie een soa is gevonden, is gestegen van 16,7% in 2015 naar 18,2% in 2016. </text:p>
              </text:list-item>
            </text:list>
          </draw:text-box>
        </draw:frame>
        <draw:frame draw:style-name="gr3" draw:text-style-name="P5" draw:layer="layout" svg:width="4.066cm" svg:height="2.693cm" svg:x="23.4cm" svg:y="12.6cm">
          <draw:image xlink:href="../../../Applications/LibreOffice.app/Contents/Resources/../Resources/gallery/environment/EndangeredAnimals2.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493cm" svg:height="2.6cm" svg:x="4.498cm" svg:y="0.599cm" presentation:class="title">
          <draw:text-box>
            <text:p>55-plussers op de eerste hulp door alcohol</text:p>
          </draw:text-box>
        </draw:frame>
        <draw:frame presentation:style-name="pr5" draw:layer="layout" svg:width="22.493cm" svg:height="9.133cm" svg:x="4.498cm" svg:y="3.799cm" presentation:class="outline">
          <draw:text-box>
            <text:list text:style-name="L2">
              <text:list-item>
                <text:p>Spoedartsen op de eerste hulp zien daar steeds vaker ouderen die te veel alcohol gedronken hebben. Het gaat vooral om mensen tussen de 55 en 65 jaar die bijvoorbeeld gevallen zijn.</text:p>
              </text:list-item>
            </text:list>
          </draw:text-box>
        </draw:frame>
        <draw:frame draw:style-name="gr3" draw:text-style-name="P5" draw:layer="layout" svg:width="6.04cm" svg:height="8.145cm" svg:x="21.8cm" svg:y="7.6cm">
          <draw:image xlink:href="../../../Applications/LibreOffice.app/Contents/Resources/../Resources/gallery/people/BusinessPerson-Male4.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493cm" svg:height="2.6cm" svg:x="4.498cm" svg:y="0.599cm" presentation:class="title">
          <draw:text-box>
            <text:p>E-sigaret niet aanbevolen bij stoppen met roken</text:p>
          </draw:text-box>
        </draw:frame>
        <draw:frame presentation:style-name="pr5" draw:layer="layout" svg:width="22.493cm" svg:height="9.133cm" svg:x="4.498cm" svg:y="3.799cm" presentation:class="outline">
          <draw:text-box>
            <text:list text:style-name="L2">
              <text:list-item>
                <text:p>De e-sigaret helpt niet bij de behandeling van een tabaksverslaving. Dit blijkt uit de nieuwe Richtlijn over behandeling van tabaksverslaving van het Trimbos-instituut en het Nederlands Huisartsen Genootschap. </text:p>
              </text:list-item>
              <text:list-item>
                <text:p>De e-sigaret kan wel nuttig kan zijn voor mensen die op eigen houtje willen stoppen. </text:p>
              </text:list-item>
              <text:list-item>
                <text:p>Wilt u stoppen met roken? Bespreek het met uw huisarts.</text:p>
              </text:list-item>
            </text:list>
          </draw:text-box>
        </draw:frame>
        <draw:frame draw:style-name="gr1" draw:text-style-name="P2" draw:layer="layout" svg:width="5.992cm" svg:height="7.366cm" svg:x="22.6cm" svg:y="8.4cm">
          <draw:image xlink:href="../../../../Applications/LibreOffice.app/Contents/Resources/gallery/people/Doctor-Male2.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493cm" svg:height="2.6cm" svg:x="4.498cm" svg:y="0.599cm" presentation:class="title">
          <draw:text-box>
            <text:p>E-sigaret niet aanbevolen bij stoppen met roken</text:p>
          </draw:text-box>
        </draw:frame>
        <draw:frame presentation:style-name="pr5" draw:layer="layout" svg:width="22.493cm" svg:height="9.133cm" svg:x="4.498cm" svg:y="3.799cm" presentation:class="outline">
          <draw:text-box>
            <text:list text:style-name="L2">
              <text:list-item>
                <text:p>De e-sigaret helpt niet bij de behandeling van een tabaksverslaving. Dit blijkt uit de nieuwe Richtlijn over behandeling van tabaksverslaving van het Trimbos-instituut en het Nederlands Huisartsen Genootschap. </text:p>
              </text:list-item>
              <text:list-item>
                <text:p>De e-sigaret kan wel nuttig kan zijn voor mensen die op eigen houtje willen stoppen. </text:p>
              </text:list-item>
              <text:list-item>
                <text:p>Wilt u stoppen met roken? Bespreek het met uw huisarts.</text:p>
              </text:list-item>
            </text:list>
          </draw:text-box>
        </draw:frame>
        <draw:frame draw:style-name="gr1" draw:text-style-name="P2" draw:layer="layout" svg:width="5.992cm" svg:height="7.366cm" svg:x="22.6cm" svg:y="8.4cm">
          <draw:image xlink:href="../../../../Applications/LibreOffice.app/Contents/Resources/gallery/people/Doctor-Male2.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3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3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office:forms form:automatic-focus="false" form:apply-design-mode="false"/>
      <draw:frame draw:style-name="Mgr3" draw:text-style-name="MP5" draw:layer="backgroundobjects" svg:width="28.007cm" svg:height="15.748cm" svg:x="0cm" svg:y="0cm">
        <draw:image xlink:href="Pictures/100000000000055600000300C2048CEE1182EE98.png" xlink:type="simple" xlink:show="embed" xlink:actuate="onLoad">
          <text:p/>
        </draw:image>
      </draw:frame>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6"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8T20:49:37.197966000</meta:creation-date>
    <meta:editing-duration>P0D</meta:editing-duration>
    <meta:editing-cycles>1</meta:editing-cycles>
    <meta:generator>LibreOffice/5.2.3.3$MacOSX_X86_64 LibreOffice_project/d54a8868f08a7b39642414cf2c8ef2f228f780cf</meta:generator>
    <dc:title>DNA</dc:title>
    <meta:document-statistic meta:object-count="67"/>
    <meta:template xlink:type="simple" xlink:actuate="onRequest" xlink:title="DNA" xlink:href="../../../../Applications/LibreOffice.app/Contents/Resources/template/common/layout/DNA.otp" meta:date="2016-12-18T20:49:36.915376000"/>
  </office:meta>
</office:document-meta>
</file>